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356b6" officeooo:paragraph-rsid="0026145b"/>
    </style:style>
    <style:style style:name="P2" style:family="paragraph" style:parent-style-name="Standard">
      <style:text-properties style:font-name="Arial" officeooo:rsid="0026145b" officeooo:paragraph-rsid="0026145b"/>
    </style:style>
    <style:style style:name="P3" style:family="paragraph" style:parent-style-name="Standard">
      <style:text-properties style:font-name="Arial" officeooo:rsid="0011acac" officeooo:paragraph-rsid="0011acac"/>
    </style:style>
    <style:style style:name="P4" style:family="paragraph" style:parent-style-name="Standard">
      <style:text-properties style:font-name="Arial" officeooo:rsid="0011acac" officeooo:paragraph-rsid="002864c0"/>
    </style:style>
    <style:style style:name="P5" style:family="paragraph" style:parent-style-name="Standard">
      <style:text-properties style:font-name="Arial" officeooo:rsid="0025c2f1" officeooo:paragraph-rsid="0025c2f1"/>
    </style:style>
    <style:style style:name="P6" style:family="paragraph" style:parent-style-name="Standard">
      <style:text-properties style:font-name="Arial" officeooo:rsid="001264ee" officeooo:paragraph-rsid="001264ee"/>
    </style:style>
    <style:style style:name="P7" style:family="paragraph" style:parent-style-name="Text_20_body">
      <style:text-properties style:font-name="Arial" officeooo:rsid="001264ee" officeooo:paragraph-rsid="002eccb2"/>
    </style:style>
    <style:style style:name="P8" style:family="paragraph" style:parent-style-name="Standard">
      <style:text-properties style:font-name="Arial" officeooo:rsid="001e7bdb" officeooo:paragraph-rsid="001e7bdb"/>
    </style:style>
    <style:style style:name="P9" style:family="paragraph" style:parent-style-name="Standard">
      <style:text-properties style:font-name="Arial" officeooo:rsid="0016dbfd" officeooo:paragraph-rsid="0016dbfd"/>
    </style:style>
    <style:style style:name="P10" style:family="paragraph" style:parent-style-name="Standard">
      <style:text-properties style:font-name="Arial" officeooo:rsid="0017d984" officeooo:paragraph-rsid="0017d984"/>
    </style:style>
    <style:style style:name="P11" style:family="paragraph" style:parent-style-name="Standard">
      <style:text-properties style:font-name="Arial" officeooo:rsid="00150311" officeooo:paragraph-rsid="0026b46a"/>
    </style:style>
    <style:style style:name="P12" style:family="paragraph" style:parent-style-name="Standard">
      <style:text-properties style:font-name="Arial" officeooo:rsid="001d6bbb" officeooo:paragraph-rsid="001d6bbb"/>
    </style:style>
    <style:style style:name="P13" style:family="paragraph" style:parent-style-name="Standard">
      <style:text-properties style:font-name="Arial" officeooo:rsid="001d6289" officeooo:paragraph-rsid="0026b46a"/>
    </style:style>
    <style:style style:name="P14" style:family="paragraph" style:parent-style-name="Standard">
      <style:text-properties style:font-name="Arial" officeooo:rsid="00196788" officeooo:paragraph-rsid="00150311"/>
    </style:style>
    <style:style style:name="P15" style:family="paragraph" style:parent-style-name="Standard">
      <style:text-properties style:font-name="Arial" officeooo:rsid="0023da36" officeooo:paragraph-rsid="00298a7e"/>
    </style:style>
    <style:style style:name="P16" style:family="paragraph" style:parent-style-name="Standard">
      <style:text-properties style:font-name="Arial" officeooo:rsid="00256e04" officeooo:paragraph-rsid="00256e04"/>
    </style:style>
    <style:style style:name="P17" style:family="paragraph" style:parent-style-name="Standard">
      <style:text-properties style:font-name="Arial" fo:font-size="20pt" fo:font-weight="bold" officeooo:rsid="002864c0" officeooo:paragraph-rsid="002864c0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Arial" fo:font-size="20pt" fo:font-weight="bold" officeooo:rsid="002356b6" officeooo:paragraph-rsid="0026145b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Arial" fo:font-size="20pt" fo:font-weight="bold" officeooo:rsid="0011acac" officeooo:paragraph-rsid="002864c0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Arial" fo:font-size="20pt" fo:font-weight="bold" officeooo:rsid="00298a7e" officeooo:paragraph-rsid="00298a7e" style:font-size-asian="20pt" style:font-weight-asian="bold" style:font-size-complex="20pt" style:font-weight-complex="bold"/>
    </style:style>
    <style:style style:name="P21" style:family="paragraph" style:parent-style-name="Standard">
      <style:text-properties style:font-name="Arial" fo:font-size="20pt" fo:font-weight="bold" officeooo:rsid="002b323b" officeooo:paragraph-rsid="002b323b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Arial" officeooo:rsid="0024b443" officeooo:paragraph-rsid="002864c0"/>
    </style:style>
    <style:style style:name="P23" style:family="paragraph" style:parent-style-name="Standard">
      <style:text-properties style:font-name="Arial" officeooo:rsid="0032e9a5" officeooo:paragraph-rsid="0032e9a5"/>
    </style:style>
    <style:style style:name="T1" style:family="text">
      <style:text-properties officeooo:rsid="001222a9"/>
    </style:style>
    <style:style style:name="T2" style:family="text">
      <style:text-properties officeooo:rsid="00123fdb"/>
    </style:style>
    <style:style style:name="T3" style:family="text">
      <style:text-properties officeooo:rsid="00136d42"/>
    </style:style>
    <style:style style:name="T4" style:family="text">
      <style:text-properties officeooo:rsid="0017d984"/>
    </style:style>
    <style:style style:name="T5" style:family="text">
      <style:text-properties officeooo:rsid="001d6289"/>
    </style:style>
    <style:style style:name="T6" style:family="text">
      <style:text-properties officeooo:rsid="00202008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fo:font-size="12pt" loext:padding="0in" loext:border="none"/>
    </style:style>
    <style:style style:name="T9" style:family="text">
      <style:text-properties officeooo:rsid="0026145b"/>
    </style:style>
    <style:style style:name="T10" style:family="text">
      <style:text-properties loext:padding="0in" loext:border="none"/>
    </style:style>
    <style:style style:name="T11" style:family="text">
      <style:text-properties officeooo:rsid="003051aa"/>
    </style:style>
    <style:style style:name="T12" style:family="text">
      <style:text-properties officeooo:rsid="00310c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ebenquest<text:span text:style-name="T9">s</text:span>: </text:p>
      <text:p text:style-name="P1"><text:span text:style-name="T9">1. </text:span>Hole Meerjungfrauen für untote Meerjungfrau</text:p>
      <text:p text:style-name="P2">2. <text:span text:style-name="T11">Rette </text:span><text:span text:style-name="T12">M</text:span><text:span text:style-name="T11">ond für Mondgöttin in Wüste hinter Planetarium</text:span></text:p>
      <text:p text:style-name="P2">3. </text:p>
      <text:p text:style-name="P2">4.</text:p>
      <text:p text:style-name="P17">Level</text:p>
      <text:p text:style-name="P11"><text:span text:style-name="T5">lvl4: </text:span>200x5 gold sammeln für level-up </text:p>
      <text:p text:style-name="P13">lvl5: 400x5 gold <text:span text:style-name="T6">(skipped by being awesome)</text:span></text:p>
      <text:p text:style-name="P13">lvl6: <text:span text:style-name="T6">600x5 gold = 3000</text:span></text:p>
      <text:p text:style-name="P3"/>
      <text:p text:style-name="P19">Npcs</text:p>
      <text:p text:style-name="P4">glasskopf quallenschädel, <text:span text:style-name="T1">madame sa</text:span><text:span text:style-name="T2">r</text:span><text:span text:style-name="T1">do</text:span><text:span text:style-name="T2">z</text:span><text:span text:style-name="T1">a</text:span></text:p>
      <text:p text:style-name="P5">Sardoza will Freiheit? (Wird von Qualle kontrolliert?)</text:p>
      <text:p text:style-name="P6">kristall kontrollie<text:span text:style-name="T3">r</text:span>t spieler-charaktere</text:p>
      <text:p text:style-name="P8">varus: schiffskoch</text:p>
      <text:p text:style-name="P9">eiserner nikos: anführer der skelett-armee <text:span text:style-name="T4">(weißes auge)</text:span></text:p>
      <text:p text:style-name="P10">schwarze hand: gegner vom weißem auge</text:p>
      <text:p text:style-name="P12">rattenlich ratatoskr</text:p>
      <text:p text:style-name="P22">Zavi Fischfreund, isst gedankenmüll</text:p>
      <text:p text:style-name="P23">Zalvan Dämonenprinz mag uns nicht</text:p>
      <text:p text:style-name="P14"/>
      <text:p text:style-name="P17">Welt</text:p>
      <text:p text:style-name="P15">Portale in verschiedene Welten über Kristall-puzzle</text:p>
      <text:p text:style-name="P15"/>
      <text:p text:style-name="P20">Puzzle</text:p>
      <text:p text:style-name="P7"><text:span text:style-name="T8">Grabstein-Fragment 1: Am Montag erdrosselte sie der Weber mit Garn Am Dienstag stieß der Bäcker sie in den Ofen</text:span><text:span text:style-name="T10"> (edited)</text:span></text:p>
      <text:p text:style-name="P7"><text:span text:style-name="T7">Grabstein-Fragment 2: Am Mittwoch warfen die Kinder sie in den Bach Am Donnerstag erschoss sie der Jäger im Wald</text:span>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Weiteres</text:p>
      <text:p text:style-name="P16"><text:soft-page-break/>Wie kriege ich Sadozas job?</text:p>
      <text:p text:style-name="P16">Pyramidenhalle: Unendich säule voller quallen, energie von quallen bildet netz, verleumdung sadazos/unfähigkeit, nutzlosigkeit, etc.)</text:p>
      <text:p text:style-name="P16">Leute/Quallen von Sadozas unfähigkeit überzeugen =&gt; Sadoza tot =&gt; Nehme Job von Sadoza</text:p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29T09:47:20.550000000</dc:date>
    <meta:editing-duration>PT8H38M51S</meta:editing-duration>
    <meta:editing-cycles>38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8" meta:word-count="158" meta:character-count="1114" meta:non-whitespace-character-count="980"/>
  </office:meta>
</office:document-meta>
</file>